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d031"/>
    </style:style>
    <style:style style:name="P2" style:family="paragraph" style:parent-style-name="Text_20_body">
      <style:text-properties officeooo:rsid="0006d031" officeooo:paragraph-rsid="0006d031"/>
    </style:style>
    <style:style style:name="P3" style:family="paragraph" style:parent-style-name="Text_20_body">
      <style:text-properties fo:font-weight="normal" officeooo:rsid="0006d031" officeooo:paragraph-rsid="0006d031" style:font-weight-asian="normal" style:font-weight-complex="normal"/>
    </style:style>
    <style:style style:name="P4" style:family="paragraph" style:parent-style-name="Text_20_body">
      <style:text-properties fo:font-weight="bold" officeooo:rsid="0006d031" officeooo:paragraph-rsid="0006d031" style:font-weight-asian="bold" style:font-weight-complex="bold"/>
    </style:style>
    <style:style style:name="P5" style:family="paragraph" style:parent-style-name="Heading_20_2">
      <style:text-properties officeooo:paragraph-rsid="0008cead"/>
    </style:style>
    <style:style style:name="P6" style:family="paragraph" style:parent-style-name="Text_20_body">
      <style:text-properties fo:font-weight="normal" officeooo:rsid="0006d031" officeooo:paragraph-rsid="0008cead" style:font-weight-asian="normal" style:font-weight-complex="normal"/>
    </style:style>
    <style:style style:name="P7" style:family="paragraph" style:parent-style-name="Text_20_body">
      <style:text-properties officeooo:rsid="00082fa9" officeooo:paragraph-rsid="00082fa9"/>
    </style:style>
    <style:style style:name="P8" style:family="paragraph" style:parent-style-name="Text_20_body">
      <style:text-properties officeooo:rsid="00082fa9" officeooo:paragraph-rsid="0006d031"/>
    </style:style>
    <style:style style:name="P9" style:family="paragraph" style:parent-style-name="Text_20_body">
      <style:text-properties officeooo:rsid="00082fa9" officeooo:paragraph-rsid="0008cead"/>
    </style:style>
    <style:style style:name="P10" style:family="paragraph" style:parent-style-name="Text_20_body">
      <style:text-properties officeooo:paragraph-rsid="0008cead"/>
    </style:style>
    <style:style style:name="T1" style:family="text">
      <style:text-properties officeooo:rsid="0006d0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avascript <text:span text:style-name="T1">Tuto</text:span></text:p>
      <text:p text:style-name="P1"/>
      <text:h text:style-name="Heading_20_2" text:outline-level="2">Les objets html :</text:h>
      <text:p text:style-name="P2"><text:a xlink:type="simple" xlink:href="http://fr.openclassrooms.com/informatique/cours/tout-sur-le-javascript/les-objets-html">http://fr.openclassrooms.com/informatique/cours/tout-sur-le-javascript/les-objets-html</text:a></text:p>
      <text:p text:style-name="P2">Section : <text:span text:style-name="T2">Un traitement de faveur pour les formulaires</text:span></text:p>
      <text:p text:style-name="P3">&lt;form id="monFormulaire" method="post" action="demo.php"&gt;</text:p>
      <text:p text:style-name="P3"><text:s text:c="3"/>&lt;p&gt;</text:p>
      <text:p text:style-name="P3"><text:s text:c="5"/>&lt;label for="pseudo"&gt;Pseudo :&lt;/label&gt;</text:p>
      <text:p text:style-name="P3"><text:s text:c="5"/>&lt;input id="pseudo" name="pseudo" type="text" /&gt;</text:p>
      <text:p text:style-name="P3"><text:s text:c="3"/>&lt;/p&gt;</text:p>
      <text:p text:style-name="P3"><text:s text:c="3"/>&lt;p&gt; blabla &lt;/p&gt;</text:p>
      <text:p text:style-name="P3"><text:s text:c="3"/>...</text:p>
      <text:p text:style-name="P3"><text:s/>&lt;/form&gt;</text:p>
      <text:p text:style-name="P4">Pour acceder au champ pseudo :</text:p>
      <text:p text:style-name="P3">var monForm = document.getElementById("monFormulaire");</text:p>
      <text:p text:style-name="P3">var champPseudo = monForm.pseudo; || monForm.elements["pseudo"];</text:p>
      <text:p text:style-name="P3">Dans le cas des éléments de formulaires, on accède donc aux sous-objets directement par leur nom (<text:span text:style-name="T3">l'attribut name</text:span>).</text:p>
      <text:p text:style-name="P8"/>
      <text:p text:style-name="P7"/>
      <text:p text:style-name="P7"/>
      <text:h text:style-name="Heading_20_2" text:outline-level="2">Manipuler le code HTML (partie 1/2)</text:h>
      <text:p text:style-name="P3"><text:a xlink:type="simple" xlink:href="http://fr.openclassrooms.com/informatique/cours/dynamisez-vos-sites-web-avec-javascript/manipuler-le-code-html-partie-1-2">http://fr.openclassrooms.com/informatique/cours/dynamisez-vos-sites-web-avec-javascript/manipuler-le-code-html-partie-1-2</text:a></text:p>
      <text:h text:style-name="Heading_20_2" text:outline-level="2">Manipuler le code HTML (partie 2/2)</text:h>
      <text:p text:style-name="P3"><text:a xlink:type="simple" xlink:href="http://fr.openclassrooms.com/informatique/cours/dynamisez-vos-sites-web-avec-javascript/manipuler-le-code-html-partie-2-2">http://fr.openclassrooms.com/informatique/cours/dynamisez-vos-sites-web-avec-javascript/manipuler-le-code-html-partie-2-2</text:a></text:p>
      <text:p text:style-name="P3"/>
      <text:h text:style-name="Heading_20_2" text:outline-level="2"><text:soft-page-break/>Maîtriser les tableaux HTML</text:h>
      <text:p text:style-name="P2"><text:a xlink:type="simple" xlink:href="http://fr.openclassrooms.com/informatique/cours/maitriser-les-tableaux-html-avec-javascript">http://fr.openclassrooms.com/informatique/cours/maitriser-les-tableaux-html-avec-javascript</text:a></text:p>
      <text:p text:style-name="P2"/>
      <text:p text:style-name="P6"/>
      <text:h text:style-name="P5" text:outline-level="2">VRAC</text:h>
      <text:p text:style-name="P10"/>
      <text:p text:style-name="P9">Javascript :</text:p>
      <text:p text:style-name="P9">Commentaires de fin de ligne : "//"</text:p>
      <text:p text:style-name="P9">Commentaires multilignes : demarre "/*" jusqu'à "*/"</text:p>
      <text:p text:style-name="P9">Insertion du code javascript entre les balises "&lt;script&gt;" et "&lt;/script&gt;"</text:p>
      <text:p text:style-name="P9"/>
      <text:p text:style-name="P9">Le Javascript externe : il est possible, et même conseillé, d'écrire le code Javascript dans un fichier externe, portant l'extension .js.</text:p>
      <text:p text:style-name="P9">ex : &lt;body&gt;</text:p>
      <text:p text:style-name="P9"><text:s text:c="4"/>&lt;script src="hello.js"&gt;&lt;/script&gt;</text:p>
      <text:p text:style-name="P9"><text:s text:c="5"/>&lt;/body&gt;</text:p>
      <text:p text:style-name="P9">Dans le fichier hello.js : ecrire "alert('Hello world! ouilleee');"</text:p>
      <text:p text:style-name="P9"/>
      <text:p text:style-name="P9">Pour tester en direct sur le net :</text:p>
      <text:p text:style-name="P9">http://jsfiddle.net/</text:p>
      <text:p text:style-name="P9"/>
      <text:p text:style-name="P9">--------------------------------------</text:p>
      <text:p text:style-name="P9">-declarer variable : </text:p>
      <text:p text:style-name="P9">var myVariable;</text:p>
      <text:p text:style-name="P9">-affcetation : </text:p>
      <text:p text:style-name="P9">myVariable = 2; <text:s text:c="2"/>// il est aussi possible: var myVar = 2.2;</text:p>
      <text:p text:style-name="P9"/>
      <text:p text:style-name="P9">-autre :</text:p>
      <text:p text:style-name="P9">var myVar1, myVar2 = 5.5, myVar3; //attention syntax importante. ici seulement myVar2 vaut 5.5.</text:p>
      <text:p text:style-name="P9"/>
      <text:p text:style-name="P9">var myVar1, myVar2; //est aussi possible</text:p>
      <text:p text:style-name="P9"><text:soft-page-break/>myVar1 = myVar2 = 2; // myVar1 et myVar2 valent 2.</text:p>
      <text:p text:style-name="P9"/>
      <text:p text:style-name="P9">TYPES :</text:p>
      <text:p text:style-name="P9">-numerique : 4, 3.7, 3.65e+5 ...</text:p>
      <text:p text:style-name="P9">-chaine caractères : <text:tab/>"ma phrase d'avant" <text:s/>//est equivalent a :</text:p>
      <text:p text:style-name="P9"><text:tab/><text:tab/><text:tab/>'ma phrase d\'avant' //on echappe l'apostrophe. le second type est plus utilisé</text:p>
      <text:p text:style-name="P9">-boolean : var isTrue = true; // ou false</text:p>
      <text:p text:style-name="P9"/>
      <text:p text:style-name="P9">Tester l'existence d'une variable : alert(typeof myVar); //affichera number,string,boolean ou undefined</text:p>
      <text:p text:style-name="P9"/>
      <text:p text:style-name="P9">Convertir chaine de caractère en nombre :</text:p>
      <text:p text:style-name="P9">var number = parseInt("11");</text:p>
      <text:p text:style-name="P9">alert(typeof number); // Affiche : « number »</text:p>
      <text:p text:style-name="P9"/>
      <text:p text:style-name="P9">POP UP :</text:p>
      <text:p text:style-name="P9">alert</text:p>
      <text:p text:style-name="P9">prompt</text:p>
      <text:p text:style-name="P9">confirm</text:p>
      <text:p text:style-name="P9"/>
      <text:p text:style-name="P9">TAB :</text:p>
      <text:p text:style-name="P9">var myArray = [42, 'Sébastien', 12, 'Laurence'];</text:p>
      <text:p text:style-name="P9">myArray[1] = 'Clarisse';</text:p>
      <text:p text:style-name="P9">alert(myArray[1]); // affiche clarisse</text:p>
      <text:p text:style-name="P9">myArray.push('Ludovic'); // Ajoute « Ludovic » à la fin du tableau</text:p>
      <text:p text:style-name="P9">myArray.shift(); // Retire premier elt du tab</text:p>
      <text:p text:style-name="P9">myArray.pop(); // retire dernier elt du tab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59:16.276197229</meta:creation-date>
    <dc:date>2014-08-06T16:53:45.424367159</dc:date>
    <meta:editing-duration>PT31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3" meta:paragraph-count="63" meta:word-count="329" meta:character-count="2632" meta:non-whitespace-character-count="2325"/>
  </office:meta>
</office:document-meta>
</file>